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/>
          <table:table-cell table:style-name="ce10"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 table:style-name="ce4"/>
          <table:table-cell table:style-name="ce10" office:value-type="string">
            <text:p>Not done</text:p>
          </table:table-cell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/>
          <table:table-cell table:style-name="ce3"/>
          <table:table-cell table:style-name="ce10" office:value-type="string">
            <text:p>Available, but needs work. Like particle effects, etc.</text:p>
          </table:table-cell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/>
          <table:table-cell table:style-name="ce2"/>
          <table:table-cell table:style-name="ce10" office:value-type="string">
            <text:p>Done</text:p>
          </table:table-cell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NOTHING ]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 ]<text:tab/><text:tab/><text:tab/>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SWATTING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RT_SWAT ]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SWAT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_BACKWARDS ]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.08.2020</text:date>, <text:time>23:05:3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8-19T23:05:37.32</dc:date>
    <meta:editing-duration>PT3H35M20S</meta:editing-duration>
    <meta:editing-cycles>36</meta:editing-cycles>
    <meta:generator>OpenOffice/4.1.3$Win32 OpenOffice.org_project/413m1$Build-9783</meta:generator>
    <meta:document-statistic meta:table-count="3" meta:cell-count="861" meta:object-count="0"/>
  </office:meta>
</office:document-meta>
</file>